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248bb"/>
    </style:style>
    <style:style style:name="T1" style:family="text">
      <style:text-properties officeooo:rsid="000248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<text:soft-page-break/>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<text:soft-page-break/>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<text:soft-page-break/>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<text:soft-page-break/>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<text:soft-page-break/>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<text:soft-page-break/>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<text:soft-page-break/>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<text:soft-page-break/>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<text:soft-page-break/>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<text:soft-page-break/>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<text:soft-page-break/>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<text:soft-page-break/>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<text:soft-page-break/>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<text:soft-page-break/>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<text:soft-page-break/>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<text:soft-page-break/>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e<text:span text:style-name="T1">eeeeeeeeeeeeeeeeeeeeeeeeeeeeeeeeeeeeeeeeeeeeeeeeeeeeeeeeeeee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21:56:10.640000000</meta:creation-date>
    <dc:date>2018-12-10T21:58:43.533000000</dc:date>
    <meta:editing-duration>PT2M34S</meta:editing-duration>
    <meta:editing-cycles>1</meta:editing-cycles>
    <meta:document-statistic meta:table-count="0" meta:image-count="0" meta:object-count="0" meta:page-count="17" meta:paragraph-count="1" meta:word-count="1" meta:character-count="86960" meta:non-whitespace-character-count="86960"/>
    <meta:generator>LibreOffice/6.0.6.2$Windows_X86_64 LibreOffice_project/0c292870b25a325b5ed35f6b45599d2ea4458e77</meta:generator>
  </office:meta>
</office:document-meta>
</file>